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38A73FF5B48FDBE0C63.png" manifest:media-type="image/png"/>
  <manifest:file-entry manifest:full-path="Pictures/10000201000001F60000029FC750F2A4316DD496.png" manifest:media-type="image/png"/>
  <manifest:file-entry manifest:full-path="Pictures/10000000000002E4000003ACC1E479CB026563C6.png" manifest:media-type="image/png"/>
  <manifest:file-entry manifest:full-path="Pictures/10000000000002E4000003AC2EECCA7DF123BD43.png" manifest:media-type="image/png"/>
  <manifest:file-entry manifest:full-path="Pictures/10000000000001CA0000027BD781E5C273769D81.jpg" manifest:media-type="image/jpeg"/>
  <manifest:file-entry manifest:full-path="Pictures/10000000000001CA00000249FD21F245FAC7D37C.jpg" manifest:media-type="image/jpeg"/>
  <manifest:file-entry manifest:full-path="Pictures/10000000000001CA0000024AA9E29B11895A4FC0.jpg" manifest:media-type="image/jpeg"/>
  <manifest:file-entry manifest:full-path="Pictures/10000000000002EC000003F410E5A9641561E9B0.png" manifest:media-type="image/png"/>
  <manifest:file-entry manifest:full-path="Pictures/100000000000031B000004631925448BA190D0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2" svg:font-family="'WenQuanYi Micro Hei'" style:font-pitch="variable"/>
    <style:font-face style:name="맑은 고딕" svg:font-family="'맑은 고딕'" style:font-pitch="variable"/>
    <style:font-face style:name="WenQuanYi Micro Hei1" svg:font-family="'WenQuanYi Micro Hei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shadow="visible" draw:shadow-offset-x="0.212cm" draw:shadow-offset-y="0.212cm" draw:shadow-color="#808080" draw:shadow-opacity="100%" fo:clip="rect(0cm, 0cm, 0cm, 0cm)" style:mirror="none"/>
    </style:style>
    <style:style style:name="gr2" style:family="graphic" style:parent-style-name="Graphics">
      <style:graphic-properties draw:stroke="none" draw:fill="none" draw:shadow="visible" draw:shadow-offset-x="0.212cm" draw:shadow-offset-y="0.212cm" draw:shadow-color="#808080" draw:shadow-opacity="65%" fo:clip="rect(0cm, 0cm, 0cm, 0cm)" style:mirror="none"/>
    </style:style>
    <style:style style:name="gr3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shadow="visible" draw:shadow-offset-x="0.212cm" draw:shadow-offset-y="0.21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 presentation:presentation-page-layout-name="AL1T13">
        <draw:frame draw:name="그림 1" draw:style-name="gr1" draw:text-style-name="P1" draw:layer="layout" svg:width="7.829cm" svg:height="10cm" svg:x="-9.351cm" svg:y="0cm">
          <draw:image xlink:href="Pictures/10000000000001CA00000249FD21F245FAC7D37C.jpg" xlink:type="simple" xlink:show="embed" xlink:actuate="onLoad">
            <text:p/>
          </draw:image>
        </draw:frame>
        <draw:frame draw:name="그림 2" draw:style-name="gr1" draw:text-style-name="P1" draw:layer="layout" svg:width="7.391cm" svg:height="10cm" svg:x="-1.099cm" svg:y="0cm">
          <draw:image xlink:href="Pictures/10000000000002EC000003F410E5A9641561E9B0.png" xlink:type="simple" xlink:show="embed" xlink:actuate="onLoad">
            <text:p/>
          </draw:image>
        </draw:frame>
        <draw:frame draw:name="그림 3" draw:style-name="gr2" draw:text-style-name="P1" draw:layer="layout" svg:width="7.81cm" svg:height="10cm" svg:x="6.714cm" svg:y="0cm">
          <draw:image xlink:href="Pictures/10000000000001CA0000024AA9E29B11895A4FC0.jpg" xlink:type="simple" xlink:show="embed" xlink:actuate="onLoad">
            <text:p/>
          </draw:image>
        </draw:frame>
        <draw:frame draw:name="그림 4" draw:style-name="gr2" draw:text-style-name="P1" draw:layer="layout" svg:width="7.079cm" svg:height="10cm" svg:x="14.951cm" svg:y="0cm">
          <draw:image xlink:href="Pictures/100000000000031B000004631925448BA190D09B.png" xlink:type="simple" xlink:show="embed" xlink:actuate="onLoad">
            <text:p/>
          </draw:image>
        </draw:frame>
        <draw:frame draw:name="그림 5" draw:style-name="gr2" draw:text-style-name="P1" draw:layer="layout" svg:width="7.213cm" svg:height="10cm" svg:x="22.452cm" svg:y="0cm">
          <draw:image xlink:href="Pictures/10000000000001CA0000027BD781E5C273769D81.jpg" xlink:type="simple" xlink:show="embed" xlink:actuate="onLoad">
            <text:p/>
          </draw:image>
        </draw:frame>
        <draw:frame draw:style-name="gr3" draw:text-style-name="P2" draw:layer="layout" svg:width="7.872cm" svg:height="10cm" svg:x="-1.168cm" svg:y="11.284cm">
          <draw:image xlink:href="Pictures/10000000000002E4000003AC2EECCA7DF123BD43.png" xlink:type="simple" xlink:show="embed" xlink:actuate="onLoad">
            <text:p/>
          </draw:image>
        </draw:frame>
        <draw:frame draw:style-name="gr3" draw:text-style-name="P2" draw:layer="layout" svg:width="7.872cm" svg:height="10cm" svg:x="-9.351cm" svg:y="11.284cm">
          <draw:image xlink:href="Pictures/10000000000002E4000003ACC1E479CB026563C6.png" xlink:type="simple" xlink:show="embed" xlink:actuate="onLoad">
            <text:p/>
          </draw:image>
        </draw:frame>
        <draw:frame draw:style-name="gr3" draw:text-style-name="P2" draw:layer="layout" svg:width="7.48cm" svg:height="10cm" svg:x="6.944cm" svg:y="11.284cm">
          <draw:image xlink:href="Pictures/10000201000001F60000029FC750F2A4316DD496.png" xlink:type="simple" xlink:show="embed" xlink:actuate="onLoad">
            <text:p/>
          </draw:image>
        </draw:frame>
        <draw:frame draw:style-name="gr4" draw:text-style-name="P2" draw:layer="layout" svg:width="7.957cm" svg:height="10cm" svg:x="14.749cm" svg:y="11.284cm">
          <draw:image xlink:href="Pictures/10000000000002D10000038A73FF5B48FDBE0C63.png" xlink:type="simple" xlink:show="embed" xlink:actuate="onLoad">
            <text:p/>
          </draw:image>
        </draw:frame>
        <presentation:notes draw:style-name="dp2">
          <draw:frame draw:name="슬라이드 번호 개체 틀 6" draw:style-name="gr5" draw:text-style-name="P4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슬라이드 이미지 개체 틀 1" draw:layer="layout" svg:width="14.839cm" svg:height="11.135cm" svg:x="3.078cm" svg:y="2.258cm" draw:page-number="1" presentation:class="page"/>
          <draw:frame draw:name="슬라이드 노트 개체 틀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2" svg:font-family="'WenQuanYi Micro Hei'" style:font-pitch="variable"/>
    <style:font-face style:name="맑은 고딕" svg:font-family="'맑은 고딕'" style:font-pitch="variable"/>
    <style:font-face style:name="WenQuanYi Micro Hei1" svg:font-family="'WenQuanYi Micro Hei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shrink-to-fit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shrink-to-fit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shrink-to-fit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shrink-to-fit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shrink-to-fit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shrink-to-fit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shrink-to-fit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shrink-to-fit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shrink-to-fit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shrink-to-fit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제목-및-내용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구역-머리글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콘텐츠-2개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비교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제목만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캡션-있는-콘텐츠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캡션-있는-그림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제목-및-세로-텍스트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머리글 개체 틀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날짜 개체 틀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바닥글 개체 틀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슬라이드 번호 개체 틀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6cm" svg:x="1.468cm" svg:y="3.007cm" draw:page-number="1"/>
      <draw:page-thumbnail draw:layer="backgroundobjects" svg:width="8.612cm" svg:height="6.46cm" svg:x="10.918cm" svg:y="3.007cm"/>
      <draw:page-thumbnail draw:layer="backgroundobjects" svg:width="8.612cm" svg:height="6.46cm" svg:x="1.468cm" svg:y="11.615cm"/>
      <draw:page-thumbnail draw:layer="backgroundobjects" svg:width="8.612cm" svg:height="6.46cm" svg:x="10.918cm" svg:y="11.615cm"/>
      <draw:page-thumbnail draw:layer="backgroundobjects" svg:width="8.612cm" svg:height="6.46cm" svg:x="1.468cm" svg:y="20.223cm"/>
      <draw:page-thumbnail draw:layer="backgroundobjects" svg:width="8.612cm" svg:height="6.46cm" svg:x="10.918cm" svg:y="20.223cm"/>
    </style:handout-master>
    <style:master-page style:name="Master1-Default" style:page-layout-name="PM1" draw:style-name="Mdp1">
      <draw:frame draw:name="제목 개체 틀 1" presentation:style-name="Mpr1" draw:text-style-name="MP3" draw:layer="backgroundobjects" svg:width="25.199cm" svg:height="3.506cm" svg:x="1.399cm" svg:y="0.836cm" presentation:class="title">
        <draw:text-box>
          <text:p/>
        </draw:text-box>
      </draw:frame>
      <draw:frame draw:name="텍스트 개체 틀 2" presentation:style-name="Mpr2" draw:text-style-name="MP3" draw:layer="backgroundobjects" svg:width="25.199cm" svg:height="12.179cm" svg:x="1.399cm" svg:y="4.913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3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4" presentation:style-name="Mpr4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5" presentation:style-name="Mpr3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Default-title" draw:layer="backgroundobjects" svg:width="14.848cm" svg:height="11.136cm" svg:x="3.075cm" svg:y="2.257cm" presentation:class="page"/>
        <draw:frame draw:name="슬라이드 노트 개체 틀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제목-슬라이드" style:page-layout-name="PM1" draw:style-name="Mdp1">
      <draw:frame draw:name="제목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마스터 제목 스타일 편집</text:span></text:p>
        </draw:text-box>
      </draw:frame>
      <draw:frame draw:name="부제목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마스터 부제목 스타일 편집</text:span></text:p>
        </draw:text-box>
      </draw:frame>
      <draw:frame draw:name="날짜 개체 틀 3" presentation:style-name="Mpr9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4" presentation:style-name="Mpr10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5" presentation:style-name="Mpr9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-title-제목-슬라이드-title" draw:layer="backgroundobjects" svg:width="14.848cm" svg:height="11.136cm" svg:x="3.075cm" svg:y="2.257cm" presentation:class="page"/>
        <draw:frame draw:name="슬라이드 노트 개체 틀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제목-및-내용" style:page-layout-name="PM1" draw:style-name="Mdp1">
      <draw:frame draw:name="제목 1" presentation:style-name="Mpr13" draw:text-style-name="MP3" draw:layer="backgroundobjects" svg:width="25.199cm" svg:height="3.506cm" svg:x="1.399cm" svg:y="0.836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14" draw:text-style-name="MP3" draw:layer="backgroundobjects" svg:width="25.199cm" svg:height="12.179cm" svg:x="1.399cm" svg:y="4.913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3" presentation:style-name="Mpr15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4" presentation:style-name="Mpr16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5" presentation:style-name="Mpr15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2-obj-제목-및-내용-title" draw:layer="backgroundobjects" svg:width="14.848cm" svg:height="11.136cm" svg:x="3.075cm" svg:y="2.257cm" presentation:class="page"/>
        <draw:frame draw:name="슬라이드 노트 개체 틀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구역-머리글" style:page-layout-name="PM1" draw:style-name="Mdp1">
      <draw:frame draw:name="제목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마스터 제목 스타일 편집</text:span></text:p>
        </draw:text-box>
      </draw:frame>
      <draw:frame draw:name="텍스트 개체 틀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마스터 텍스트 스타일을 편집합니다</text:span></text:p>
            </text:list-item>
          </text:list>
        </draw:text-box>
      </draw:frame>
      <draw:frame draw:name="날짜 개체 틀 3" presentation:style-name="Mpr21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4" presentation:style-name="Mpr22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5" presentation:style-name="Mpr21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4.848cm" svg:height="11.136cm" svg:x="3.075cm" svg:y="2.257cm" presentation:class="page"/>
        <draw:frame draw:name="슬라이드 노트 개체 틀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콘텐츠-2개" style:page-layout-name="PM1" draw:style-name="Mdp1">
      <draw:frame draw:name="제목 1" presentation:style-name="Mpr25" draw:text-style-name="MP3" draw:layer="backgroundobjects" svg:width="25.199cm" svg:height="3.506cm" svg:x="1.399cm" svg:y="0.836cm" presentation:class="title">
        <draw:text-box>
          <text:p text:style-name="MP9"><text:span text:style-name="MT9">마스터 제목 스타일 편집</text:span></text:p>
        </draw:text-box>
      </draw:frame>
      <draw:frame draw:name="내용 개체 틀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내용 개체 틀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4" presentation:style-name="Mpr27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5" presentation:style-name="Mpr28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6" presentation:style-name="Mpr27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4-twoObj-콘텐츠-2개-title" draw:layer="backgroundobjects" svg:width="14.848cm" svg:height="11.136cm" svg:x="3.075cm" svg:y="2.257cm" presentation:class="page"/>
        <draw:frame draw:name="슬라이드 노트 개체 틀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비교" style:page-layout-name="PM1" draw:style-name="Mdp1">
      <draw:frame draw:name="제목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마스터 제목 스타일 편집</text:span></text:p>
        </draw:text-box>
      </draw:frame>
      <draw:frame draw:name="텍스트 개체 틀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3" presentation:style-name="Mpr33" draw:text-style-name="MP3" draw:layer="backgroundobjects" svg:width="11.845cm" svg:height="11.289cm" svg:x="1.927cm" svg:y="7.673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텍스트 개체 틀 4" presentation:style-name="Mpr32" draw:text-style-name="MP3" draw:layer="backgroundobjects" svg:width="11.897cm" svg:height="2.522cm" svg:x="14.173cm" svg:y="5.151cm" presentation:class="outline">
        <draw:text-box>
          <text:list text:style-name="ML6">
            <text:list-item>
              <text:p text:style-name="MP4"><text:span text:style-name="MT11">마스터 텍스트 스타일을 편집합니다</text:span></text:p>
            </text:list-item>
          </text:list>
        </draw:text-box>
      </draw:frame>
      <draw:frame draw:name="내용 개체 틀 5" presentation:style-name="Mpr33" draw:text-style-name="MP3" draw:layer="backgroundobjects" svg:width="11.897cm" svg:height="11.289cm" svg:x="14.173cm" svg:y="7.673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3">둘째 수준</text:span><text:span text:style-name="MT3"><text:line-break/></text:span><text:span text:style-name="MT4">셋째 수준</text:span><text:span text:style-name="MT4"><text:line-break/></text:span><text:span text:style-name="MT5">넷째 수준</text:span><text:span text:style-name="MT5"><text:line-break/></text:span><text:span text:style-name="MT5">다섯째 수준</text:span></text:p>
        </draw:text-box>
      </draw:frame>
      <draw:frame draw:name="날짜 개체 틀 6" presentation:style-name="Mpr34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7" presentation:style-name="Mpr35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8" presentation:style-name="Mpr34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4.848cm" svg:height="11.136cm" svg:x="3.075cm" svg:y="2.257cm" presentation:class="page"/>
        <draw:frame draw:name="슬라이드 노트 개체 틀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제목만" style:page-layout-name="PM1" draw:style-name="Mdp1">
      <draw:frame draw:name="제목 1" presentation:style-name="Mpr38" draw:text-style-name="MP3" draw:layer="backgroundobjects" svg:width="25.199cm" svg:height="3.506cm" svg:x="1.399cm" svg:y="0.836cm" presentation:class="title">
        <draw:text-box>
          <text:p text:style-name="MP9"><text:span text:style-name="MT9">마스터 제목 스타일 편집</text:span></text:p>
        </draw:text-box>
      </draw:frame>
      <draw:frame draw:name="날짜 개체 틀 2" presentation:style-name="Mpr39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3" presentation:style-name="Mpr40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4" presentation:style-name="Mpr39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6-titleOnly-제목만-title" draw:layer="backgroundobjects" svg:width="14.848cm" svg:height="11.136cm" svg:x="3.075cm" svg:y="2.257cm" presentation:class="page"/>
        <draw:frame draw:name="슬라이드 노트 개체 틀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빈-화면" style:page-layout-name="PM1" draw:style-name="Mdp1">
      <draw:frame draw:name="날짜 개체 틀 1" presentation:style-name="Mpr43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2" presentation:style-name="Mpr44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3" presentation:style-name="Mpr43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빈-화면-title" draw:layer="backgroundobjects" svg:width="25.192cm" svg:height="3.507cm" svg:x="1.399cm" svg:y="0.838cm" presentation:class="title" presentation:placeholder="true">
        <draw:text-box/>
      </draw:frame>
      <draw:frame presentation:style-name="Master1-Layout7-blank-빈-화면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4.848cm" svg:height="11.136cm" svg:x="3.075cm" svg:y="2.257cm" presentation:class="page"/>
        <draw:frame draw:name="슬라이드 노트 개체 틀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캡션-있는-콘텐츠" style:page-layout-name="PM1" draw:style-name="Mdp1">
      <draw:frame draw:name="제목 1" presentation:style-name="Mpr47" draw:text-style-name="MP3" draw:layer="backgroundobjects" svg:width="9.031cm" svg:height="4.899cm" svg:x="1.927cm" svg:y="1.402cm" presentation:class="title">
        <draw:text-box>
          <text:p text:style-name="MP9"><text:span text:style-name="MT2">마스터 제목 스타일 편집</text:span></text:p>
        </draw:text-box>
      </draw:frame>
      <draw:frame draw:name="내용 개체 틀 2" presentation:style-name="Mpr48" draw:text-style-name="MP3" draw:layer="backgroundobjects" svg:width="14.168cm" svg:height="14.927cm" svg:x="11.902cm" svg:y="3.025cm" presentation:class="title">
        <draw:text-box>
          <text:p text:style-name="MP4"><text:span text:style-name="MT2">마스터 텍스트 스타일을 편집합니다</text:span><text:span text:style-name="MT2"><text:line-break/></text:span><text:span text:style-name="MT12">둘째 수준</text:span><text:span text:style-name="MT12"><text:line-break/></text:span><text:span text:style-name="MT3">셋째 수준</text:span><text:span text:style-name="MT3"><text:line-break/></text:span><text:span text:style-name="MT4">넷째 수준</text:span><text:span text:style-name="MT4"><text:line-break/></text:span><text:span text:style-name="MT4">다섯째 수준</text:span></text:p>
        </draw:text-box>
      </draw:frame>
      <draw:frame draw:name="텍스트 개체 틀 3" presentation:style-name="Mpr49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0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5" presentation:style-name="Mpr51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6" presentation:style-name="Mpr50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4.848cm" svg:height="11.136cm" svg:x="3.075cm" svg:y="2.257cm" presentation:class="page"/>
        <draw:frame draw:name="슬라이드 노트 개체 틀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캡션-있는-그림" style:page-layout-name="PM1" draw:style-name="Mdp1">
      <draw:frame draw:name="제목 1" presentation:style-name="Mpr54" draw:text-style-name="MP3" draw:layer="backgroundobjects" svg:width="9.031cm" svg:height="4.899cm" svg:x="1.927cm" svg:y="1.402cm" presentation:class="title">
        <draw:text-box>
          <text:p text:style-name="MP9"><text:span text:style-name="MT2">마스터 제목 스타일 편집</text:span></text:p>
        </draw:text-box>
      </draw:frame>
      <draw:frame draw:name="그림 개체 틀 2" presentation:style-name="Mpr55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텍스트 개체 틀 3" presentation:style-name="Mpr56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3">마스터 텍스트 스타일을 편집합니다</text:span></text:p>
            </text:list-item>
          </text:list>
        </draw:text-box>
      </draw:frame>
      <draw:frame draw:name="날짜 개체 틀 4" presentation:style-name="Mpr57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5" presentation:style-name="Mpr58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6" presentation:style-name="Mpr57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4.848cm" svg:height="11.136cm" svg:x="3.075cm" svg:y="2.257cm" presentation:class="page"/>
        <draw:frame draw:name="슬라이드 노트 개체 틀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제목-및-세로-텍스트" style:page-layout-name="PM1" draw:style-name="Mdp1">
      <draw:frame draw:name="제목 1" presentation:style-name="Mpr61" draw:text-style-name="MP3" draw:layer="backgroundobjects" svg:width="25.199cm" svg:height="3.506cm" svg:x="1.399cm" svg:y="0.836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2" draw:text-style-name="MP11" draw:layer="backgroundobjects" svg:width="25.199cm" svg:height="12.179cm" svg:x="1.399cm" svg:y="4.913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4" presentation:style-name="Mpr64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5" presentation:style-name="Mpr63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4.848cm" svg:height="11.136cm" svg:x="3.075cm" svg:y="2.257cm" presentation:class="page"/>
        <draw:frame draw:name="슬라이드 노트 개체 틀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frame draw:name="세로 제목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마스터 제목 스타일 편집</text:span></text:p>
        </draw:text-box>
      </draw:frame>
      <draw:frame draw:name="세로 텍스트 개체 틀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마스터 텍스트 스타일을 편집합니다</text:span></text:p>
              <text:list>
                <text:list-item>
                  <text:p text:style-name="MP5"><text:span text:style-name="MT3">둘째 수준</text:span></text:p>
                  <text:list>
                    <text:list-item>
                      <text:p text:style-name="MP6"><text:span text:style-name="MT4">셋째 수준</text:span></text:p>
                      <text:list>
                        <text:list-item>
                          <text:p text:style-name="MP7"><text:span text:style-name="MT5">넷째 수준</text:span></text:p>
                          <text:list>
                            <text:list-item>
                              <text:p text:style-name="MP8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3" draw:layer="backgroundobjects" svg:width="6.523cm" svg:height="1.448cm" svg:x="1.399cm" svg:y="19.13cm" presentation:class="date-time">
        <draw:text-box>
          <text:p/>
        </draw:text-box>
      </draw:frame>
      <draw:frame draw:name="바닥글 개체 틀 4" presentation:style-name="Mpr70" draw:text-style-name="MP3" draw:layer="backgroundobjects" svg:width="8.875cm" svg:height="1.448cm" svg:x="9.575cm" svg:y="19.13cm" presentation:class="footer">
        <draw:text-box>
          <text:p/>
        </draw:text-box>
      </draw:frame>
      <draw:frame draw:name="슬라이드 번호 개체 틀 5" presentation:style-name="Mpr69" draw:text-style-name="MP3" draw:layer="backgroundobjects" svg:width="6.523cm" svg:height="1.448cm" svg:x="20.075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4.848cm" svg:height="11.136cm" svg:x="3.075cm" svg:y="2.257cm" presentation:class="page"/>
        <draw:frame draw:name="슬라이드 노트 개체 틀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머리글 개체 틀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날짜 개체 틀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바닥글 개체 틀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슬라이드 번호 개체 틀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프레젠테이션</dc:title>
    <meta:creation-date>2016-04-12T10:10:47Z</meta:creation-date>
    <dc:date>2018-03-21T12:02:21.129991017</dc:date>
    <meta:editing-cycles>4</meta:editing-cycles>
    <meta:editing-duration>PT28M52S</meta:editing-duration>
    <meta:document-statistic meta:object-count="159"/>
  </office:meta>
</office:document-meta>
</file>